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d9ead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d9d2e9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" style:family="graphic" style:parent-style-name="standard">
      <style:graphic-properties draw:stroke="solid" svg:stroke-width="0.106cm" svg:stroke-color="#595959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4cc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" style:family="graphic" style:parent-style-name="standard">
      <style:graphic-properties draw:stroke="solid" svg:stroke-width="0.106cm" svg:stroke-color="#595959" draw:marker-end="msArrowEnd_20_5" draw:marker-end-width="0.318cm" draw:marker-end-center="false" draw:stroke-linejoin="round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gr11" style:family="graphic" style:parent-style-name="standard">
      <style:graphic-properties draw:stroke="dash" draw:stroke-dash="Long_20_Dash" svg:stroke-width="0.106cm" svg:stroke-color="#595959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solid" svg:stroke-width="0.106cm" svg:stroke-color="#595959" draw:marker-start="msArrowEnd_20_5" draw:marker-start-width="0.318cm" draw:marker-start-center="false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5" style:family="graphic" style:parent-style-name="standard" style:list-style-name="L3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9" style:family="graphic" style:parent-style-name="standard">
      <style:graphic-properties draw:stroke="solid" svg:stroke-width="0.106cm" svg:stroke-color="#595959" draw:stroke-linejoin="round" svg:stroke-linecap="butt" draw:fill="solid" draw:fill-color="#cfe2f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cfe2f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d9d2e9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6" style:family="graphic" style:parent-style-name="standard">
      <style:graphic-properties draw:stroke="solid" svg:stroke-width="0.106cm" svg:stroke-color="#595959" draw:stroke-linejoin="round" svg:stroke-linecap="butt" draw:fill="solid" draw:fill-color="#d9d2e9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27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1" style:family="graphic" style:parent-style-name="standard">
      <style:graphic-properties draw:stroke="solid" svg:stroke-width="0.106cm" svg:stroke-color="#595959" draw:stroke-linejoin="round" svg:stroke-linecap="butt" draw:fill="solid" draw:fill-color="#f4cc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3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cfe2f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svg:stroke-width="0.106cm" svg:stroke-color="#595959" draw:stroke-linejoin="round" svg:stroke-linecap="butt" draw:fill="solid" draw:fill-color="#d9ead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2" style:family="graphic" style:parent-style-name="standard">
      <style:graphic-properties draw:stroke="solid" svg:stroke-width="0.106cm" svg:stroke-color="#595959" draw:marker-start="msArrowEnd_20_5" draw:marker-start-width="0.318cm" draw:marker-start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solid" draw:fill-color="#d9ead3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d9d2e9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4cccc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solid" draw:fill-color="#fff2cc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solid" draw:fill-color="#fce5cd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solid" draw:fill-color="#cfe2f3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13" style:family="paragraph">
      <loext:graphic-properties draw:fill="solid" draw:fill-color="#cfe2f3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solid" draw:fill-color="#d9d2e9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P15" style:family="paragraph">
      <loext:graphic-properties draw:fill="solid" draw:fill-color="#f4cccc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en" fo:country="none" fo:font-style="normal" style:text-underline-style="none" fo:font-weight="normal" fo:background-color="transparent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language="en" fo:country="none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none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none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54;p13" draw:style-name="gr1" draw:text-style-name="P2" draw:layer="layout" svg:width="50.799cm" svg:height="3.922cm" svg:x="0cm" svg:y="0cm">
          <text:p text:style-name="P1"><text:span text:style-name="T1">What our code looks li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3" xml:id="id2" draw:id="id2" draw:layer="layout" svg:width="6.763cm" svg:height="2.028cm" svg:x="22.018cm" svg:y="9.47cm">
          <text:p text:style-name="P1"><text:span text:style-name="T2">Set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2" xml:id="id1" draw:id="id1" draw:layer="layout" svg:width="11.891cm" svg:height="1.565cm" svg:x="19.454cm" svg:y="5.953cm">
          <text:p text:style-name="P1"><text:span text:style-name="T2">Entry Point (main(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4" draw:text-style-name="P4" xml:id="id3" draw:id="id3" draw:layer="layout" svg:width="6.763cm" svg:height="2.028cm" svg:x="22.018cm" svg:y="19.752cm">
          <text:p text:style-name="P1"><text:span text:style-name="T2">Task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58;p13" draw:style-name="gr5" draw:text-style-name="P5" draw:layer="layout" draw:type="line" svg:x1="25.399cm" svg:y1="7.518cm" svg:x2="25.399cm" svg:y2="9.47cm" draw:start-shape="id1" draw:start-glue-point="2" draw:end-shape="id2" draw:end-glue-point="0" svg:d="M25399 7518v1952" svg:viewBox="0 0 1 1953">
          <text:p/>
        </draw:connector>
        <draw:custom-shape draw:name="Google Shape;59;p13" draw:style-name="gr6" draw:text-style-name="P6" xml:id="id11" draw:id="id11" draw:layer="layout" svg:width="8.674cm" svg:height="3.922cm" svg:x="37.598cm" svg:y="11.006cm">
          <text:p text:style-name="P1"><text:span text:style-name="T2">Interrupt Service Routine (IS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60;p13" draw:style-name="gr5" draw:text-style-name="P5" draw:layer="layout" draw:type="line" svg:x1="25.399cm" svg:y1="11.498cm" svg:x2="25.399cm" svg:y2="19.752cm" draw:start-shape="id2" draw:start-glue-point="2" draw:end-shape="id3" draw:end-glue-point="0" svg:d="M25399 11498v8254" svg:viewBox="0 0 1 8255">
          <text:p/>
        </draw:connector>
        <draw:custom-shape draw:name="Google Shape;61;p13" draw:style-name="gr7" draw:text-style-name="P5" draw:layer="layout" svg:width="2.988cm" svg:height="5.445cm" svg:x="20.301cm" svg:y="17.967cm">
          <text:p/>
          <draw:enhanced-geometry draw:mirror-horizontal="false" draw:mirror-vertical="false" drawooo:sub-view-size="43041 78422" draw:text-areas="0 0 ?f0 ?f1" svg:viewBox="0 0 0 0" draw:type="ooxml-non-primitive" draw:enhanced-path="M 42067 54831 C 40768 58403 40119 73014 34275 76261 28431 79508 12602 79021 7001 74313 1400 69605 1319 59215 670 48013 21 36811 -710 15057 3105 7102 6920 -853 17553 771 23560 284 29567 -203 35898 122 39145 4180 42392 8239 42392 21226 43041 24635 N">
            <draw:equation draw:name="f0" draw:formula="logwidth"/>
            <draw:equation draw:name="f1" draw:formula="logheight"/>
          </draw:enhanced-geometry>
        </draw:custom-shape>
        <draw:custom-shape draw:name="Google Shape;62;p13" draw:style-name="gr8" draw:text-style-name="P7" xml:id="id4" draw:id="id4" draw:layer="layout" svg:width="6.763cm" svg:height="2.028cm" svg:x="11.646cm" svg:y="19.752cm">
          <text:p text:style-name="P1"><text:span text:style-name="T2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63;p13" draw:style-name="gr5" draw:text-style-name="P5" draw:layer="layout" draw:type="line" svg:x1="25.399cm" svg:y1="11.498cm" svg:x2="15.027cm" svg:y2="19.752cm" draw:start-shape="id2" draw:start-glue-point="2" draw:end-shape="id4" draw:end-glue-point="0" svg:d="M25399 11498l-10372 8254" svg:viewBox="0 0 10373 8255">
          <text:p/>
        </draw:connector>
        <draw:custom-shape draw:name="Google Shape;64;p13" draw:style-name="gr7" draw:text-style-name="P5" draw:layer="layout" svg:width="2.988cm" svg:height="5.445cm" svg:x="9.929cm" svg:y="17.967cm">
          <text:p/>
          <draw:enhanced-geometry draw:mirror-horizontal="false" draw:mirror-vertical="false" drawooo:sub-view-size="43041 78422" draw:text-areas="0 0 ?f0 ?f1" svg:viewBox="0 0 0 0" draw:type="ooxml-non-primitive" draw:enhanced-path="M 42067 54831 C 40768 58403 40119 73014 34275 76261 28431 79508 12602 79021 7001 74313 1400 69605 1319 59215 670 48013 21 36811 -710 15057 3105 7102 6920 -853 17553 771 23560 284 29567 -203 35898 122 39145 4180 42392 8239 42392 21226 43041 24635 N">
            <draw:equation draw:name="f0" draw:formula="logwidth"/>
            <draw:equation draw:name="f1" draw:formula="logheight"/>
          </draw:enhanced-geometry>
        </draw:custom-shape>
        <draw:custom-shape draw:name="Google Shape;65;p13" draw:style-name="gr9" draw:text-style-name="P8" xml:id="id5" draw:id="id5" draw:layer="layout" svg:width="6.763cm" svg:height="2.028cm" svg:x="32.39cm" svg:y="19.752cm">
          <text:p text:style-name="P1"><text:span text:style-name="T2">Task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66;p13" draw:style-name="gr5" draw:text-style-name="P5" draw:layer="layout" draw:type="line" svg:x1="25.399cm" svg:y1="11.498cm" svg:x2="35.771cm" svg:y2="19.752cm" draw:start-shape="id2" draw:start-glue-point="2" draw:end-shape="id5" draw:end-glue-point="0" svg:d="M25399 11498l10372 8254" svg:viewBox="0 0 10373 8255">
          <text:p/>
        </draw:connector>
        <draw:custom-shape draw:name="Google Shape;67;p13" draw:style-name="gr7" draw:text-style-name="P5" draw:layer="layout" svg:width="2.988cm" svg:height="5.445cm" svg:x="30.672cm" svg:y="17.967cm">
          <text:p/>
          <draw:enhanced-geometry draw:mirror-horizontal="false" draw:mirror-vertical="false" drawooo:sub-view-size="43041 78422" draw:text-areas="0 0 ?f0 ?f1" svg:viewBox="0 0 0 0" draw:type="ooxml-non-primitive" draw:enhanced-path="M 42067 54831 C 40768 58403 40119 73014 34275 76261 28431 79508 12602 79021 7001 74313 1400 69605 1319 59215 670 48013 21 36811 -710 15057 3105 7102 6920 -853 17553 771 23560 284 29567 -203 35898 122 39145 4180 42392 8239 42392 21226 43041 24635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name="Google Shape;51;gb0438a44ca_0_46:notes" draw:style-name="gr10" draw:layer="layout" svg:width="16.932cm" svg:height="9.524cm" svg:x="1.059cm" svg:y="1.905cm" draw:page-number="1" presentation:class="page"/>
          <draw:frame draw:name="Google Shape;52;gb0438a44ca_0_46:notes" presentation:style-name="pr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2T0">
        <draw:connector draw:name="Google Shape;72;p14" draw:style-name="gr5" draw:text-style-name="P5" draw:layer="layout" draw:type="line" svg:x1="6.138cm" svg:y1="23.618cm" svg:x2="48.048cm" svg:y2="23.618cm" svg:d="M6138 23618h41910" svg:viewBox="0 0 41911 1">
          <text:p/>
        </draw:connector>
        <draw:connector draw:name="Google Shape;73;p14" draw:style-name="gr11" draw:text-style-name="P5" xml:id="id12" draw:id="id12" draw:layer="layout" draw:type="line" svg:x1="10.371cm" svg:y1="5.715cm" svg:x2="10.371cm" svg:y2="25.311cm" svg:d="M10371 5715v19596" svg:viewBox="0 0 1 19597">
          <text:p/>
        </draw:connector>
        <draw:connector draw:name="Google Shape;74;p14" draw:style-name="gr11" draw:text-style-name="P5" xml:id="id13" draw:id="id13" draw:layer="layout" draw:type="line" svg:x1="14.605cm" svg:y1="5.715cm" svg:x2="14.605cm" svg:y2="25.311cm" svg:d="M14605 5715v19596" svg:viewBox="0 0 1 19597">
          <text:p/>
        </draw:connector>
        <draw:connector draw:name="Google Shape;75;p14" draw:style-name="gr11" draw:text-style-name="P5" xml:id="id14" draw:id="id14" draw:layer="layout" draw:type="line" svg:x1="18.838cm" svg:y1="5.715cm" svg:x2="18.838cm" svg:y2="25.311cm" svg:d="M18838 5715v19596" svg:viewBox="0 0 1 19597">
          <text:p/>
        </draw:connector>
        <draw:connector draw:name="Google Shape;76;p14" draw:style-name="gr11" draw:text-style-name="P5" xml:id="id15" draw:id="id15" draw:layer="layout" draw:type="line" svg:x1="23.071cm" svg:y1="5.715cm" svg:x2="23.071cm" svg:y2="25.311cm" svg:d="M23071 5715v19596" svg:viewBox="0 0 1 19597">
          <text:p/>
        </draw:connector>
        <draw:connector draw:name="Google Shape;77;p14" draw:style-name="gr11" draw:text-style-name="P5" xml:id="id16" draw:id="id16" draw:layer="layout" draw:type="line" svg:x1="27.305cm" svg:y1="5.715cm" svg:x2="27.305cm" svg:y2="25.311cm" svg:d="M27305 5715v19596" svg:viewBox="0 0 1 19597">
          <text:p/>
        </draw:connector>
        <draw:connector draw:name="Google Shape;78;p14" draw:style-name="gr11" draw:text-style-name="P5" xml:id="id17" draw:id="id17" draw:layer="layout" draw:type="line" svg:x1="31.538cm" svg:y1="5.715cm" svg:x2="31.538cm" svg:y2="25.311cm" svg:d="M31538 5715v19596" svg:viewBox="0 0 1 19597">
          <text:p/>
        </draw:connector>
        <draw:connector draw:name="Google Shape;79;p14" draw:style-name="gr11" draw:text-style-name="P5" xml:id="id18" draw:id="id18" draw:layer="layout" draw:type="line" svg:x1="35.771cm" svg:y1="5.715cm" svg:x2="35.771cm" svg:y2="25.311cm" svg:d="M35771 5715v19596" svg:viewBox="0 0 1 19597">
          <text:p/>
        </draw:connector>
        <draw:connector draw:name="Google Shape;80;p14" draw:style-name="gr11" draw:text-style-name="P5" xml:id="id19" draw:id="id19" draw:layer="layout" draw:type="line" svg:x1="40.005cm" svg:y1="5.715cm" svg:x2="40.005cm" svg:y2="25.311cm" svg:d="M40005 5715v19596" svg:viewBox="0 0 1 19597">
          <text:p/>
        </draw:connector>
        <draw:connector draw:name="Google Shape;81;p14" draw:style-name="gr11" draw:text-style-name="P5" xml:id="id20" draw:id="id20" draw:layer="layout" draw:type="line" svg:x1="44.238cm" svg:y1="5.715cm" svg:x2="44.238cm" svg:y2="25.311cm" svg:d="M44238 5715v19596" svg:viewBox="0 0 1 19597">
          <text:p/>
        </draw:connector>
        <draw:connector draw:name="Google Shape;82;p14" draw:style-name="gr12" draw:text-style-name="P5" xml:id="id21" draw:id="id21" draw:layer="layout" draw:type="line" svg:x1="14.605cm" svg:y1="25.1cm" svg:x2="18.838cm" svg:y2="25.1cm" svg:d="M14605 25100h4233" svg:viewBox="0 0 4234 1">
          <text:p/>
        </draw:connector>
        <draw:custom-shape draw:name="Google Shape;83;p14" draw:style-name="gr13" draw:text-style-name="P2" xml:id="id22" draw:id="id22" draw:layer="layout" svg:width="4.232cm" svg:height="1.481cm" svg:x="14.605cm" svg:y="25.1cm">
          <text:p text:style-name="P1"><text:span text:style-name="T3">1 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4" draw:style-name="gr14" draw:text-style-name="P11" xml:id="id24" draw:id="id24" draw:layer="layout" svg:width="2.751cm" svg:height="2.327cm" svg:x="2.54cm" svg:y="20.02cm">
          <text:p text:style-name="P10"><text:span text:style-name="T3">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4" draw:style-name="gr15" draw:text-style-name="P7" xml:id="id32" draw:id="id32" draw:layer="layout" svg:width="3.259cm" svg:height="1.904cm" svg:x="10.795cm" svg:y="16.422cm">
          <text:p text:style-name="P1"><text:span text:style-name="T4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4" draw:style-name="gr16" draw:text-style-name="P7" xml:id="id30" draw:id="id30" draw:layer="layout" svg:width="3.809cm" svg:height="1.904cm" svg:x="6.562cm" svg:y="16.422cm">
          <text:p text:style-name="P1"><text:span text:style-name="T3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4" draw:style-name="gr17" draw:text-style-name="P2" draw:layer="layout" svg:width="4.232cm" svg:height="1.481cm" svg:x="44.873cm" svg:y="23.83cm">
          <text:p text:style-name="P1"><text:span text:style-name="T3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4" draw:style-name="gr18" draw:text-style-name="P11" xml:id="id25" draw:id="id25" draw:layer="layout" svg:width="2.751cm" svg:height="2.327cm" svg:x="2.54cm" svg:y="16.21cm">
          <text:p text:style-name="P10"><text:span text:style-name="T3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4" draw:style-name="gr19" draw:text-style-name="P12" xml:id="id31" draw:id="id31" draw:layer="layout" svg:width="0.422cm" svg:height="1.904cm" svg:x="10.372cm" svg:y="20.232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4" draw:style-name="gr19" draw:text-style-name="P12" xml:id="id29" draw:id="id29" draw:layer="layout" svg:width="0.422cm" svg:height="1.904cm" svg:x="6.138cm" svg:y="20.232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4" draw:style-name="gr20" draw:text-style-name="P11" xml:id="id26" draw:id="id26" draw:layer="layout" svg:width="2.751cm" svg:height="2.327cm" svg:x="2.54cm" svg:y="12.4cm">
          <text:p text:style-name="P10"><text:span text:style-name="T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4" draw:style-name="gr21" draw:text-style-name="P2" xml:id="id27" draw:id="id27" draw:layer="layout" svg:width="2.433cm" svg:height="2.327cm" draw:transform="rotate (1.5707963267949) translate (3.387cm 13.123cm)">
          <text:p text:style-name="P1"><text:span text:style-name="T3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4" draw:style-name="gr22" draw:text-style-name="P13" xml:id="id33" draw:id="id33" draw:layer="layout" svg:width="5.206cm" svg:height="1.904cm" svg:x="14.055cm" svg:y="20.232cm">
          <text:p text:style-name="P1"><text:span text:style-name="T3">I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4" draw:style-name="gr23" draw:text-style-name="P7" xml:id="id34" draw:id="id34" draw:layer="layout" svg:width="3.809cm" svg:height="1.904cm" svg:x="19.262cm" svg:y="16.422cm">
          <text:p text:style-name="P1"><text:span text:style-name="T4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4" draw:style-name="gr24" draw:text-style-name="P4" xml:id="id35" draw:id="id35" draw:layer="layout" svg:width="3.809cm" svg:height="1.904cm" svg:x="23.495cm" svg:y="12.612cm">
          <text:p text:style-name="P1"><text:span text:style-name="T4">Task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4" draw:style-name="gr19" draw:text-style-name="P12" xml:id="id36" draw:id="id36" draw:layer="layout" svg:width="0.422cm" svg:height="1.904cm" svg:x="23.072cm" svg:y="20.232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4" draw:style-name="gr25" draw:text-style-name="P8" xml:id="id38" draw:id="id38" draw:layer="layout" svg:width="3.809cm" svg:height="1.904cm" svg:x="27.728cm" svg:y="12.612cm">
          <text:p text:style-name="P1"><text:span text:style-name="T4">Task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4" draw:style-name="gr19" draw:text-style-name="P12" xml:id="id37" draw:id="id37" draw:layer="layout" svg:width="0.422cm" svg:height="1.904cm" svg:x="27.305cm" svg:y="20.232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4" draw:style-name="gr26" draw:text-style-name="P14" xml:id="id41" draw:id="id41" draw:layer="layout" svg:width="1.269cm" svg:height="1.904cm" svg:x="31.962cm" svg:y="12.612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4" draw:style-name="gr19" draw:text-style-name="P12" xml:id="id42" draw:id="id42" draw:layer="layout" svg:width="0.422cm" svg:height="1.904cm" svg:x="31.538cm" svg:y="20.232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4" draw:style-name="gr27" draw:text-style-name="P8" xml:id="id46" draw:id="id46" draw:layer="layout" svg:width="3.809cm" svg:height="1.904cm" svg:x="36.195cm" svg:y="12.612cm">
          <text:p text:style-name="P1"><text:span text:style-name="T4">Task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4" draw:style-name="gr19" draw:text-style-name="P12" xml:id="id45" draw:id="id45" draw:layer="layout" svg:width="0.422cm" svg:height="1.904cm" svg:x="35.772cm" svg:y="20.232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4" draw:style-name="gr19" draw:text-style-name="P12" xml:id="id47" draw:id="id47" draw:layer="layout" svg:width="0.422cm" svg:height="1.904cm" svg:x="40.005cm" svg:y="20.232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4" draw:style-name="gr28" draw:text-style-name="P7" xml:id="id48" draw:id="id48" draw:layer="layout" svg:width="3.809cm" svg:height="1.904cm" svg:x="40.428cm" svg:y="16.422cm">
          <text:p text:style-name="P1"><text:span text:style-name="T4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4" draw:style-name="gr29" draw:text-style-name="P11" xml:id="id28" draw:id="id28" draw:layer="layout" svg:width="4.021cm" svg:height="2.754cm" svg:x="1.27cm" svg:y="8.463cm">
          <text:p text:style-name="P10"><text:span text:style-name="T2">Priority (S/W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4" draw:style-name="gr30" draw:text-style-name="P2" draw:layer="layout" svg:width="50.799cm" svg:height="3.922cm" svg:x="0cm" svg:y="0cm">
          <text:p text:style-name="P1"><text:span text:style-name="T1">What actually happens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4" draw:style-name="gr31" draw:text-style-name="P15" xml:id="id43" draw:id="id43" draw:layer="layout" svg:width="0.422cm" svg:height="1.904cm" svg:x="33.232cm" svg:y="5.927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4" draw:style-name="gr26" draw:text-style-name="P14" xml:id="id44" draw:id="id44" draw:layer="layout" svg:width="2.116cm" svg:height="1.904cm" svg:x="33.655cm" svg:y="12.612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4" draw:style-name="gr32" draw:text-style-name="P11" xml:id="id40" draw:id="id40" draw:layer="layout" svg:width="4.021cm" svg:height="2.962cm" svg:x="1.27cm" svg:y="5.292cm">
          <text:p text:style-name="P10"><text:span text:style-name="T2">ISR</text:span></text:p>
          <text:p text:style-name="P10"><text:span text:style-name="T2">(H/W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4" draw:style-name="gr33" draw:text-style-name="P2" draw:layer="layout" svg:width="11.344cm" svg:height="1.481cm" svg:x="39.455cm" svg:y="2.442cm">
          <text:p text:style-name="P1"><text:span text:style-name="T7">*assuming single-core proc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4" draw:style-name="gr34" draw:text-style-name="P2" xml:id="id23" draw:id="id23" draw:layer="layout" svg:width="3.435cm" svg:height="1.269cm" svg:x="15.004cm" svg:y="23.83cm">
          <text:p text:style-name="P1"><text:span text:style-name="T3">“</text:span><text:span text:style-name="T3">tick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4" draw:style-name="gr35" draw:text-style-name="P2" xml:id="id39" draw:id="id39" draw:layer="layout" svg:width="12.301cm" svg:height="1.269cm" svg:x="18.838cm" svg:y="4.184cm">
          <text:p text:style-name="P1"><text:span text:style-name="T3">“</text:span><text:span text:style-name="T3">preemptive scheduling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</anim:par>
          </anim:seq>
        </anim:par>
        <presentation:notes draw:style-name="dp2">
          <draw:page-thumbnail draw:name="Google Shape;69;p:notes" draw:style-name="gr10" draw:layer="layout" svg:width="16.933cm" svg:height="9.524cm" svg:x="1.059cm" svg:y="1.905cm" draw:page-number="2" presentation:class="page"/>
          <draw:frame draw:name="Google Shape;70;p:notes" presentation:style-name="pr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custom-shape draw:name="Google Shape;117;p15" draw:style-name="gr36" draw:text-style-name="P2" draw:layer="layout" svg:width="50.799cm" svg:height="3.922cm" svg:x="0cm" svg:y="0cm">
          <text:p text:style-name="P1"><text:span text:style-name="T1">Task St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5" draw:style-name="gr37" draw:text-style-name="P7" xml:id="id10" draw:id="id10" draw:layer="layout" svg:width="7.198cm" svg:height="3.922cm" svg:x="21.8cm" svg:y="4.643cm">
          <text:p text:style-name="P1"><text:span text:style-name="T2">Suspende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9;p15" draw:style-name="gr38" draw:text-style-name="P13" xml:id="id7" draw:id="id7" draw:layer="layout" svg:width="7.198cm" svg:height="3.922cm" svg:x="21.8cm" svg:y="13.342cm">
          <text:p text:style-name="P1"><text:span text:style-name="T2">Read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0;p15" draw:style-name="gr39" draw:text-style-name="P8" xml:id="id8" draw:id="id8" draw:layer="layout" svg:width="7.198cm" svg:height="3.922cm" svg:x="21.8cm" svg:y="22.041cm">
          <text:p text:style-name="P1"><text:span text:style-name="T2">Blocke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1;p15" draw:style-name="gr40" draw:text-style-name="P3" xml:id="id9" draw:id="id9" draw:layer="layout" svg:width="7.198cm" svg:height="3.922cm" svg:x="34.893cm" svg:y="13.342cm">
          <text:p text:style-name="P1"><text:span text:style-name="T2">Runn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2;p15" draw:style-name="gr41" draw:text-style-name="P11" xml:id="id6" draw:id="id6" draw:layer="layout" svg:width="4.574cm" svg:height="3.067cm" svg:x="14.175cm" svg:y="13.769cm">
          <text:p text:style-name="P10"><text:span text:style-name="T2">Task</text:span></text:p>
          <text:p text:style-name="P10"><text:span text:style-name="T2">Cre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23;p15" draw:style-name="gr5" draw:text-style-name="P5" draw:layer="layout" draw:type="line" svg:x1="18.749cm" svg:y1="15.302cm" svg:x2="21.8cm" svg:y2="15.303cm" draw:start-shape="id6" draw:start-glue-point="1" draw:end-shape="id7" draw:end-glue-point="3" svg:d="M18749 15302l3051 1" svg:viewBox="0 0 3052 2">
          <text:p/>
        </draw:connector>
        <draw:connector draw:name="Google Shape;124;p15" draw:style-name="gr5" draw:text-style-name="P5" xml:id="id55" draw:id="id55" draw:layer="layout" draw:type="line" svg:x1="24.129cm" svg:y1="13.389cm" svg:x2="24.129cm" svg:y2="8.565cm" svg:d="M24129 13389v-4824" svg:viewBox="0 0 1 4825">
          <text:p/>
        </draw:connector>
        <draw:connector draw:name="Google Shape;125;p15" draw:style-name="gr42" draw:text-style-name="P5" xml:id="id56" draw:id="id56" draw:layer="layout" draw:type="line" svg:x1="26.669cm" svg:y1="13.389cm" svg:x2="26.669cm" svg:y2="8.565cm" svg:d="M26669 13389v-4824" svg:viewBox="0 0 1 4825">
          <text:p/>
        </draw:connector>
        <draw:connector draw:name="Google Shape;126;p15" draw:style-name="gr42" draw:text-style-name="P5" xml:id="id50" draw:id="id50" draw:layer="layout" draw:type="line" svg:x1="28.999cm" svg:y1="16.15cm" svg:x2="34.954cm" svg:y2="16.15cm" svg:d="M28999 16150h5955" svg:viewBox="0 0 5956 1">
          <text:p/>
        </draw:connector>
        <draw:connector draw:name="Google Shape;127;p15" draw:style-name="gr5" draw:text-style-name="P5" xml:id="id49" draw:id="id49" draw:layer="layout" draw:type="line" svg:x1="28.999cm" svg:y1="14.456cm" svg:x2="34.954cm" svg:y2="14.456cm" svg:d="M28999 14456h5955" svg:viewBox="0 0 5956 1">
          <text:p/>
        </draw:connector>
        <draw:connector draw:name="Google Shape;128;p15" draw:style-name="gr5" draw:text-style-name="P5" xml:id="id54" draw:id="id54" draw:layer="layout" draw:type="line" svg:x1="25.399cm" svg:y1="22.041cm" svg:x2="25.399cm" svg:y2="17.264cm" draw:start-shape="id8" draw:start-glue-point="0" draw:end-shape="id7" draw:end-glue-point="2" svg:d="M25399 22041v-4777" svg:viewBox="0 0 1 4778">
          <text:p/>
        </draw:connector>
        <draw:connector draw:name="Google Shape;129;p15" draw:style-name="gr5" draw:text-style-name="P5" xml:id="id51" draw:id="id51" draw:layer="layout" draw:type="curve" svg:x1="38.492cm" svg:y1="17.264cm" svg:x2="28.998cm" svg:y2="24.002cm" draw:start-shape="id9" draw:start-glue-point="2" draw:end-shape="id8" draw:end-glue-point="1" svg:d="M38492 17264c0 4492-3164 6738-9494 6738" svg:viewBox="0 0 9495 6739">
          <text:p/>
        </draw:connector>
        <draw:connector draw:name="Google Shape;130;p15" draw:style-name="gr5" draw:text-style-name="P5" xml:id="id57" draw:id="id57" draw:layer="layout" draw:type="curve" svg:x1="38.492cm" svg:y1="13.342cm" svg:x2="28.998cm" svg:y2="6.604cm" draw:start-shape="id9" draw:start-glue-point="0" draw:end-shape="id10" draw:end-glue-point="1" svg:d="M38492 13342c0-4492-3164-6738-9494-6738" svg:viewBox="0 0 9495 6739">
          <text:p/>
        </draw:connector>
        <draw:connector draw:name="Google Shape;131;p15" draw:style-name="gr5" draw:text-style-name="P5" xml:id="id58" draw:id="id58" draw:layer="layout" draw:type="curve" svg:x1="21.8cm" svg:y1="24.002cm" svg:x2="21.8cm" svg:y2="6.604cm" draw:start-shape="id8" draw:start-glue-point="3" draw:end-shape="id10" draw:end-glue-point="3" svg:d="M21800 24002c-750 0-750-17398 0-17398" svg:viewBox="0 0 563 17399">
          <text:p/>
        </draw:connector>
        <draw:custom-shape draw:name="Google Shape;132;p15" draw:style-name="gr43" draw:text-style-name="P2" xml:id="id59" draw:id="id59" draw:layer="layout" svg:width="6.633cm" svg:height="1.552cm" svg:x="17.496cm" svg:y="10.178cm">
          <text:p text:style-name="P1"><text:span text:style-name="T3">vTaskSuspend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5" draw:style-name="gr44" draw:text-style-name="P2" xml:id="id60" draw:id="id60" draw:layer="layout" svg:width="6.633cm" svg:height="1.552cm" svg:x="26.598cm" svg:y="10.178cm">
          <text:p text:style-name="P1"><text:span text:style-name="T3">vTaskResum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5" draw:style-name="gr45" draw:text-style-name="P2" xml:id="id61" draw:id="id61" draw:layer="layout" svg:width="6.633cm" svg:height="1.96cm" svg:x="34.893cm" svg:y="6.605cm">
          <text:p text:style-name="P1"><text:span text:style-name="T3">vTaskSuspend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5" draw:style-name="gr46" draw:text-style-name="P2" xml:id="id52" draw:id="id52" draw:layer="layout" svg:width="6.633cm" svg:height="2.159cm" svg:x="34.893cm" svg:y="22.253cm">
          <text:p text:style-name="P1"><text:span text:style-name="T3">Blocking API function call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5" draw:style-name="gr47" draw:text-style-name="P2" xml:id="id53" draw:id="id53" draw:layer="layout" svg:width="3.049cm" svg:height="1.96cm" svg:x="25.4cm" svg:y="18.877cm">
          <text:p text:style-name="P1"><text:span text:style-name="T3">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5" draw:style-name="gr48" draw:text-style-name="P2" xml:id="id62" draw:id="id62" draw:layer="layout" svg:width="6.633cm" svg:height="1.552cm" svg:x="9.541cm" svg:y="22.557cm">
          <text:p text:style-name="P1"><text:span text:style-name="T3">vTaskSuspend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Google Shape;114;gb0438a44ca_0_77:notes" draw:style-name="gr10" draw:layer="layout" svg:width="16.932cm" svg:height="9.524cm" svg:x="1.059cm" svg:y="1.905cm" draw:page-number="3" presentation:class="page"/>
          <draw:frame draw:name="Google Shape;115;gb0438a44ca_0_77:notes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sArrowEnd_20_5" draw:display-name="msArrowEnd 5" svg:viewBox="0 0 300 300" svg:d="M150 0l150 300h-30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508cm" fo:padding-bottom="0.508cm" fo:padding-left="0.508cm" fo:padding-right="0.508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772cm" fo:padding-top="0.508cm" fo:padding-bottom="0.508cm" fo:padding-left="0.508cm" fo:padding-right="0.508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0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0pt" fo:letter-spacing="normal" fo:language="en" fo:country="none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0pt" fo:letter-spacing="normal" fo:font-style="normal" style:text-underline-style="none" fo:font-weight="normal" fo:background-color="transparent" style:font-name-asian="Arial" style:font-size-asian="240pt" style:font-style-asian="normal" style:font-weight-asian="normal" style:font-name-complex="Arial" style:font-size-complex="24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47.336cm" svg:height="11.402cm" svg:x="1.732cm" svg:y="4.137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draw:frame presentation:style-name="TITLE-outline1" draw:layer="backgroundobjects" svg:width="45.719cm" svg:height="16.572cm" svg:x="2.54cm" svg:y="6.686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47.336cm" svg:height="10.907cm" svg:x="1.732cm" svg:y="6.145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47.336cm" svg:height="7.226cm" svg:x="1.732cm" svg:y="17.512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47.336cm" svg:height="4.676cm" svg:x="1.732cm" svg:y="11.949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47.336cm" svg:height="3.181cm" svg:x="1.732cm" svg:y="2.472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47.336cm" svg:height="18.979cm" svg:x="1.732cm" svg:y="6.403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47.336cm" svg:height="3.181cm" svg:x="1.732cm" svg:y="2.472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22.221cm" svg:height="18.979cm" svg:x="1.732cm" svg:y="6.403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22.221cm" svg:height="18.979cm" svg:x="26.847cm" svg:y="6.403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47.336cm" svg:height="3.181cm" svg:x="1.732cm" svg:y="2.472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15.599cm" svg:height="4.197cm" svg:x="1.732cm" svg:y="3.087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15.599cm" svg:height="17.662cm" svg:x="1.732cm" svg:y="7.72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35.376cm" svg:height="22.726cm" svg:x="2.724cm" svg:y="2.501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10" draw:layer="backgroundobjects" svg:width="25.399cm" svg:height="28.574cm" svg:x="25.4cm" svg:y="-0.001cm">
        <text:p text:style-name="MP9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22.472cm" svg:height="8.234cm" svg:x="1.475cm" svg:y="6.851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21.316cm" svg:height="20.527cm" svg:x="27.442cm" svg:y="4.023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33.326cm" svg:height="3.361cm" svg:x="1.732cm" svg:y="23.503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dc:creator>Shawn Hymel</dc:creator>
    <meta:editing-cycles>1</meta:editing-cycles>
    <dc:date>2022-05-21T17:55:48</dc:date>
    <meta:editing-duration>P0D</meta:editing-duration>
    <meta:generator>LibreOffice/7.6.5.2$Linux_X86_64 LibreOffice_project/60$Build-2</meta:generator>
    <meta:document-statistic meta:object-count="187"/>
    <meta:user-defined meta:name="AppVersion">16.0000</meta:user-defined>
    <meta:user-defined meta:name="Notes" meta:value-type="float">3</meta:user-defined>
    <meta:user-defined meta:name="PresentationFormat">Custom</meta:user-defined>
    <meta:user-defined meta:name="Slides" meta:value-type="float">3</meta:user-defined>
  </office:meta>
</office:document-meta>
</file>